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1pt" fo:font-weight="bold" officeooo:rsid="001060cb" officeooo:paragraph-rsid="001060cb" style:font-size-asian="11pt" style:font-weight-asian="bold" style:font-size-complex="11pt" style:font-weight-complex="bold"/>
    </style:style>
    <style:style style:name="P2" style:family="paragraph" style:parent-style-name="Standard">
      <style:text-properties style:font-name="Liberation Serif" fo:font-size="11pt" fo:font-weight="bold" officeooo:rsid="0016a5b4" officeooo:paragraph-rsid="0016a5b4" style:font-size-asian="11pt" style:font-weight-asian="bold" style:font-size-complex="11pt" style:font-weight-complex="bold"/>
    </style:style>
    <style:style style:name="P3" style:family="paragraph" style:parent-style-name="Standard">
      <style:text-properties style:font-name="Liberation Serif" fo:font-size="11pt" officeooo:rsid="001060cb" officeooo:paragraph-rsid="001060cb" style:font-size-asian="11pt" style:font-size-complex="11pt"/>
    </style:style>
    <style:style style:name="P4" style:family="paragraph" style:parent-style-name="Standard">
      <style:text-properties style:font-name="Liberation Serif" fo:font-size="11pt" officeooo:rsid="001060cb" officeooo:paragraph-rsid="00121845" style:font-size-asian="11pt" style:font-size-complex="11pt"/>
    </style:style>
    <style:style style:name="P5" style:family="paragraph" style:parent-style-name="Standard">
      <style:text-properties style:font-name="Liberation Serif" fo:font-size="11pt" officeooo:rsid="001060cb" officeooo:paragraph-rsid="001310f7" style:font-size-asian="11pt" style:font-size-complex="11pt"/>
    </style:style>
    <style:style style:name="P6" style:family="paragraph" style:parent-style-name="Standard">
      <style:text-properties style:font-name="Liberation Serif" fo:font-size="11pt" officeooo:rsid="00121845" officeooo:paragraph-rsid="00121845" style:font-size-asian="11pt" style:font-size-complex="11pt"/>
    </style:style>
    <style:style style:name="P7" style:family="paragraph" style:parent-style-name="Standard">
      <style:text-properties style:font-name="Liberation Serif" fo:font-size="11pt" officeooo:rsid="00121845" officeooo:paragraph-rsid="001310f7" style:font-size-asian="11pt" style:font-size-complex="11pt"/>
    </style:style>
    <style:style style:name="P8" style:family="paragraph" style:parent-style-name="Standard">
      <style:text-properties style:font-name="Liberation Serif" fo:font-size="11pt" officeooo:rsid="0013c847" officeooo:paragraph-rsid="001310f7" style:font-size-asian="11pt" style:font-size-complex="11pt"/>
    </style:style>
    <style:style style:name="P9" style:family="paragraph" style:parent-style-name="Standard">
      <style:text-properties style:font-name="Liberation Serif" fo:font-size="11pt" officeooo:rsid="0016a5b4" officeooo:paragraph-rsid="0016a5b4" style:font-size-asian="11pt" style:font-size-complex="11pt"/>
    </style:style>
    <style:style style:name="P10" style:family="paragraph" style:parent-style-name="Standard">
      <style:text-properties style:font-name="Liberation Serif" fo:font-size="11pt" officeooo:rsid="0018b21b" officeooo:paragraph-rsid="0018b21b" style:font-size-asian="11pt" style:font-size-complex="11pt"/>
    </style:style>
    <style:style style:name="P11" style:family="paragraph" style:parent-style-name="Standard">
      <style:text-properties style:font-name="Liberation Serif" fo:font-size="11pt" fo:font-weight="normal" officeooo:rsid="0018c2d6" officeooo:paragraph-rsid="0018c2d6" style:font-size-asian="11pt" style:font-weight-asian="normal" style:font-size-complex="11pt" style:font-weight-complex="normal"/>
    </style:style>
    <style:style style:name="P12" style:family="paragraph" style:parent-style-name="Standard">
      <style:text-properties style:font-name="Liberation Serif" fo:font-size="11pt" fo:font-weight="normal" officeooo:rsid="0016a5b4" officeooo:paragraph-rsid="0016a5b4" style:font-size-asian="11pt" style:font-weight-asian="normal" style:font-size-complex="11pt" style:font-weight-complex="normal"/>
    </style:style>
    <style:style style:name="P13"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bold" officeooo:rsid="0016a5b4" officeooo:paragraph-rsid="0019191a" style:font-size-asian="11pt" style:font-weight-asian="bold" style:font-size-complex="11pt" style:font-weight-complex="bold"/>
    </style:style>
    <style:style style:name="P14"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normal" officeooo:rsid="00247a0f" officeooo:paragraph-rsid="00247a0f" style:font-size-asian="11pt" style:font-weight-asian="normal" style:font-size-complex="11pt" style:font-weight-complex="normal"/>
    </style:style>
    <style:style style:name="P15"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normal" officeooo:rsid="00264d9b" officeooo:paragraph-rsid="00264d9b"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bold" officeooo:rsid="001060cb" officeooo:paragraph-rsid="0019191a" fo:background-color="transparent" style:font-size-asian="11pt" style:font-weight-asian="bold" style:font-size-complex="11pt" style:font-weight-complex="bold"/>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normal" officeooo:rsid="001ac697" officeooo:paragraph-rsid="001ac697" fo:background-color="transparent"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normal" officeooo:rsid="001bb88e" officeooo:paragraph-rsid="001bb88e" fo:background-color="transparent"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normal" officeooo:rsid="001e4017" officeooo:paragraph-rsid="001e4017" fo:background-color="transparent" style:font-size-asian="11pt" style:font-weight-asian="normal" style:font-size-complex="11pt" style:font-weight-complex="normal"/>
    </style:style>
    <style:style style:name="P20" style:family="paragraph" style:parent-style-name="Standard">
      <style:text-properties style:font-name="Liberation Serif" fo:font-size="11pt" officeooo:rsid="002db596" officeooo:paragraph-rsid="002db596" style:font-size-asian="11pt" style:font-size-complex="11pt"/>
    </style:style>
    <style:style style:name="P2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bold" officeooo:rsid="001060cb" officeooo:paragraph-rsid="0019191a" fo:background-color="transparent" style:font-size-asian="11pt" style:font-weight-asian="bold" style:font-size-complex="11pt" style:font-weight-complex="bold"/>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1pt" fo:letter-spacing="normal" fo:font-style="normal" fo:font-weight="normal" officeooo:rsid="001fc3c7" officeooo:paragraph-rsid="002c005d" fo:background-color="transparent" style:font-size-asian="11pt" style:font-weight-asian="normal" style:font-size-complex="11pt" style:font-weight-complex="normal"/>
    </style:style>
    <style:style style:name="T1" style:family="text">
      <style:text-properties officeooo:rsid="001310f7"/>
    </style:style>
    <style:style style:name="T2" style:family="text">
      <style:text-properties officeooo:rsid="00182178"/>
    </style:style>
    <style:style style:name="T3" style:family="text">
      <style:text-properties officeooo:rsid="0018b21b"/>
    </style:style>
    <style:style style:name="T4" style:family="text">
      <style:text-properties officeooo:rsid="0018c2d6"/>
    </style:style>
    <style:style style:name="T5" style:family="text">
      <style:text-properties fo:background-color="transparent" loext:char-shading-value="0"/>
    </style:style>
    <style:style style:name="T6" style:family="text">
      <style:text-properties officeooo:rsid="0019191a" fo:background-color="transparent" loext:char-shading-value="0"/>
    </style:style>
    <style:style style:name="T7" style:family="text">
      <style:text-properties officeooo:rsid="0019191a"/>
    </style:style>
    <style:style style:name="T8" style:family="text">
      <style:text-properties officeooo:rsid="001bb88e"/>
    </style:style>
    <style:style style:name="T9" style:family="text">
      <style:text-properties officeooo:rsid="00264d9b"/>
    </style:style>
    <style:style style:name="T10" style:family="text">
      <style:text-properties officeooo:rsid="0029ef56"/>
    </style:style>
    <style:style style:name="T11" style:family="text">
      <style:text-properties officeooo:rsid="002a227f"/>
    </style:style>
    <style:style style:name="T12" style:family="text">
      <style:text-properties officeooo:rsid="002c005d"/>
    </style:style>
    <style:style style:name="T13" style:family="text">
      <style:text-properties officeooo:rsid="0020b01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98955405" text:style-name="L1">
        <text:list-header>
          <text:p text:style-name="P21"><text:span text:style-name="T7">Q. </text:span>How does what you’ve implemented compare to how you might implement similar functionality on top of Bayou? What parts of this would become easier on Bayou (e.g., with custom conflict resolvers), and what might become harder?</text:p>
        </text:list-header>
      </text:list>
      <text:p text:style-name="P16"/>
      <text:p text:style-name="P17">One thing that is different between the Raft implementation and Bayou implementation is the notion of weak connectivity model <text:span text:style-name="T11">in Bayou. This notion h</text:span>as introduced ideas such as guaranteed minimal inconsistency when client switches server<text:span text:style-name="T11">s in Bayou</text:span>. This is not <text:span text:style-name="T11">seen </text:span>in R<text:span text:style-name="T8">aft</text:span>. I also get a sense that the notion of clients switching servers has not been fleshed out too much in raft either and <text:span text:style-name="T8">areas of node failures and node switches would be much more simpler on Bayou as compared to Raft.</text:span></text:p>
      <text:p text:style-name="P17"/>
      <text:p text:style-name="P18">At the same time, since Bayou doesn’t really care about commits and allows clients to read off uncommitted data, there would need to be some implementation in the client to validate the read data. While Bayou notifies clients of the types of data it is sending to the client, the mechanism seems very dynamic. By reading the paper I get the feeling that the reads could be consistent and inconsistent between two reads and these are situations one must be aware of while building a Bayou client application.</text:p>
      <text:p text:style-name="P18"/>
      <text:p text:style-name="P18">In addition, Bayou writes all data submitted by the client and has mechanism for auto merge conflict resolution. It also has additional identifies such as WriteId and persistence of Data and not just log into the disk. This would require additional hardware specifications, <text:span text:style-name="T12">such as increased disk size to accommodate for data storage, </text:span>and design complexity while developing Bayou servers. </text:p>
      <text:p text:style-name="P18"/>
      <text:p text:style-name="P19">Bayou also gives the flexibility to the application to decide what a conflict is. This would be a significant addition to the algorithm <text:span text:style-name="T12">and the overall system design</text:span>. For this, Bayou would need to implement a rule based conflict resolution mechanism that can interpret a applications rule configuration and decide what to consider as a conflict. At this time, I cannot fully flesh out the details of application specific conflict resolution, however it goes without saying making an identifying mechanism for conflict which accepts different models of conflicts would be a large functionality. For instance, the notion of dependency check, which is one of the conflict resolution mechanism in Bayou, would need to check data consistency across servers and these would add additional overload in implementing Bayou. </text:p>
      <text:p text:style-name="P19"/>
      <text:p text:style-name="P22">Something that will be similar to Raft is the replication process. Like Raft, Bayou also tries to replicate data across nodes and this process seems similar from a high level perspective. I would assume that there would be some differences in the way Raft and Bayou would replicate information but the ideas seem similar. </text:p>
      <text:p text:style-name="P22"/>
      <text:p text:style-name="P22"><text:span text:style-name="T13">Bayou also has write stability mechanism which seems comparable to Rafts write commit and log persistence mechanism. Both of the algorithms try to achieve the same ideas of consistency and data replication by using this feature. </text:span></text:p>
      <text:p text:style-name="P16"/>
      <text:p text:style-name="P1"><text:span text:style-name="T7">Q. </text:span>Try to prepare a workload for your system (sequence of operations for each frontend to observable (with unstable reads) ticket count. How big a discrepancy can you observance in your code between an unstable read and a consistent read that is issued by the same client immediately after the unstable read (After doing whatever you think would lead to significant divergence)? Please do submit the workload/configuration that would do this experiment. </text:p>
      <text:p text:style-name="P3"/>
      <text:p text:style-name="P6">The client takes in the setups available in the ClientOperationStubUtil.java file for it’s simulations. Each client has it’s own set of operations as can be seen in the Util class. Clients will <text:span text:style-name="T10">repeatedly</text:span> loop over the operations once the number of operations in the list is exhausted.</text:p>
      <text:p text:style-name="P4"/>
      <text:p text:style-name="P7"><text:soft-page-break/>I have done a couple of simulations with the system and also have TAGS in ClientNode to identify outputs. The inconsistent reads can be identified using &lt;INCONSISTENT_READS&gt; in the Client printed logs.</text:p>
      <text:p text:style-name="P5"/>
      <text:p text:style-name="P5"><text:span text:style-name="T1">TICKET_PURCHASE and CONSISTENT_READS have &lt;CONSISTENT_SUCCESS&gt; tags to identify there successful execution in the output response. At this time, I have not added a way to identify TICKET_PURCHASE and CONSISTENT_READS in the log as additional states needs to be added in the leader for this, which is out of scope. </text:span><text:s/></text:p>
      <text:p text:style-name="P8"/>
      <text:p text:style-name="P9">Client <text:span text:style-name="T2">2</text:span> switches between a stable and an unstable read in it’s each operations. We can look at Client <text:span text:style-name="T3">2</text:span>s response to identify a GAP between stable and unstable reads. <text:span text:style-name="T3">I used grep to identify tags in the log file <text:s/>to see the difference between the CONSISTENT and INCONSISTENT READS. As we know, client 2 only performs CONSISTENT and INCONSISTENT reads in every alternate step, it gives us a fair idea between the difference between the two kinds of reads. Below is a log response of client-2s output.</text:span></text:p>
      <text:p text:style-name="P9"/>
      <text:p text:style-name="P10">The largest gap between consistent and inconsistent reads were observed for the last sets of READS which shows a gap of around 155 tickets between consistent and inconsistent reads. This seems like a fair assumptions as there are a significant number of purchases happening from other raft nodes. <text:span text:style-name="T4">Regardless, the consistent reads for the RAFT nodes seem to align. For instance, log for a node that does just consistent read shows the actual number of tickets to be fairly similar. </text:span></text:p>
      <text:p text:style-name="P10"/>
      <text:p text:style-name="P20">You can find this workload configuration hardcoded in the stub class. </text:p>
      <text:p text:style-name="P20"/>
      <text:p text:style-name="P20"/>
      <text:p text:style-name="P9"><text:s/>grep "CLIENT client-2" raft_27-05-2021_08-52.log </text:p>
      <text:p text:style-name="P9">CLIENT client-2 RECEIVED: 100000 OPERATION RESPONSE: &lt;INCONSISTENT_READS&gt;</text:p>
      <text:p text:style-name="P9">CLIENT client-2 RECEIVED: 99994 OPERATION RESPONSE: &lt;CONSISTENT_SUCCESS&gt;</text:p>
      <text:p text:style-name="P9">CLIENT client-2 RECEIVED: 99973 OPERATION RESPONSE: &lt;INCONSISTENT_READS&gt;</text:p>
      <text:p text:style-name="P9">CLIENT client-2 RECEIVED: 99987 OPERATION RESPONSE: &lt;CONSISTENT_SUCCESS&gt;</text:p>
      <text:p text:style-name="P9">CLIENT client-2 RECEIVED: 99948 OPERATION RESPONSE: &lt;INCONSISTENT_READS&gt;</text:p>
      <text:p text:style-name="P9">CLIENT client-2 RECEIVED: 99980 OPERATION RESPONSE: &lt;CONSISTENT_SUCCESS&gt;</text:p>
      <text:p text:style-name="P9">CLIENT client-2 RECEIVED: 99921 OPERATION RESPONSE: &lt;INCONSISTENT_READS&gt;</text:p>
      <text:p text:style-name="P9">CLIENT client-2 RECEIVED: 99973 OPERATION RESPONSE: &lt;CONSISTENT_SUCCESS&gt;</text:p>
      <text:p text:style-name="P9">CLIENT client-2 RECEIVED: 99899 OPERATION RESPONSE: &lt;INCONSISTENT_READS&gt;</text:p>
      <text:p text:style-name="P9">CLIENT client-2 RECEIVED: 99967 OPERATION RESPONSE: &lt;CONSISTENT_SUCCESS&gt;</text:p>
      <text:p text:style-name="P9">CLIENT client-2 RECEIVED: 99962 OPERATION RESPONSE: &lt;CONSISTENT_SUCCESS&gt;</text:p>
      <text:p text:style-name="P9">CLIENT client-2 RECEIVED: 99958 OPERATION RESPONSE: &lt;CONSISTENT_SUCCESS&gt;</text:p>
      <text:p text:style-name="P9">CLIENT client-2 RECEIVED: 99844 OPERATION RESPONSE: &lt;INCONSISTENT_READS&gt;</text:p>
      <text:p text:style-name="P9">CLIENT client-2 RECEIVED: 99951 OPERATION RESPONSE: &lt;CONSISTENT_SUCCESS&gt;</text:p>
      <text:p text:style-name="P9">CLIENT client-2 RECEIVED: 99814 OPERATION RESPONSE: &lt;INCONSISTENT_READS&gt;</text:p>
      <text:p text:style-name="P2">CLIENT client-2 RECEIVED: 99943 OPERATION RESPONSE: &lt;CONSISTENT_SUCCESS&gt;</text:p>
      <text:p text:style-name="P2">CLIENT client-2 RECEIVED: 99788 OPERATION RESPONSE: &lt;INCONSISTENT_READS&gt;</text:p>
      <text:p text:style-name="P2"/>
      <text:p text:style-name="P2"/>
      <text:p text:style-name="P11">Consistent purchases for client-1</text:p>
      <text:p text:style-name="P12">grep "CLIENT client-1" raft_27-05-2021_08-52.log </text:p>
      <text:p text:style-name="P12">CLIENT client-1 RECEIVED: 99997 OPERATION RESPONSE: &lt;CONSISTENT_SUCCESS&gt;</text:p>
      <text:p text:style-name="P12">CLIENT client-1 RECEIVED: 99994 OPERATION RESPONSE: &lt;CONSISTENT_SUCCESS&gt;</text:p>
      <text:p text:style-name="P12">CLIENT client-1 RECEIVED: 99991 OPERATION RESPONSE: &lt;CONSISTENT_SUCCESS&gt;</text:p>
      <text:p text:style-name="P12">CLIENT client-1 RECEIVED: 99988 OPERATION RESPONSE: &lt;CONSISTENT_SUCCESS&gt;</text:p>
      <text:p text:style-name="P12">CLIENT client-1 RECEIVED: 99984 OPERATION RESPONSE: &lt;CONSISTENT_SUCCESS&gt;</text:p>
      <text:p text:style-name="P12">CLIENT client-1 RECEIVED: 99980 OPERATION RESPONSE: &lt;CONSISTENT_SUCCESS&gt;</text:p>
      <text:p text:style-name="P12">CLIENT client-1 RECEIVED: 99976 OPERATION RESPONSE: &lt;CONSISTENT_SUCCESS&gt;</text:p>
      <text:p text:style-name="P12">CLIENT client-1 RECEIVED: 99975 OPERATION RESPONSE: &lt;CONSISTENT_SUCCESS&gt;</text:p>
      <text:p text:style-name="P12"><text:soft-page-break/>CLIENT client-1 RECEIVED: 99971 OPERATION RESPONSE: &lt;CONSISTENT_SUCCESS&gt;</text:p>
      <text:p text:style-name="P12">CLIENT client-1 RECEIVED: 99969 OPERATION RESPONSE: &lt;CONSISTENT_SUCCESS&gt;</text:p>
      <text:p text:style-name="P12">CLIENT client-1 RECEIVED: 99965 OPERATION RESPONSE: &lt;CONSISTENT_SUCCESS&gt;</text:p>
      <text:p text:style-name="P12">CLIENT client-1 RECEIVED: 99959 OPERATION RESPONSE: &lt;CONSISTENT_SUCCESS&gt;</text:p>
      <text:p text:style-name="P12">CLIENT client-1 RECEIVED: 99955 OPERATION RESPONSE: &lt;CONSISTENT_SUCCESS&gt;</text:p>
      <text:p text:style-name="P12">CLIENT client-1 RECEIVED: 99952 OPERATION RESPONSE: &lt;CONSISTENT_SUCCESS&gt;</text:p>
      <text:p text:style-name="P12">CLIENT client-1 RECEIVED: 99948 OPERATION RESPONSE: &lt;CONSISTENT_SUCCESS&gt;</text:p>
      <text:p text:style-name="P12">CLIENT client-1 RECEIVED: 99944 OPERATION RESPONSE: &lt;CONSISTENT_SUCCESS&gt;</text:p>
      <text:p text:style-name="P12"/>
      <text:p text:style-name="P12"/>
      <text:p text:style-name="P12"/>
      <text:p text:style-name="P12"/>
      <text:p text:style-name="P13"><text:span text:style-name="T6">Q. </text:span><text:span text:style-name="T5">Look at the pathological cases in the Raft paper, such as the example showing why leaders only commit entries from their own current term.</text:span> Is there a theoretical limit on how far off an inconsistent read can be from a consistent one in your implementation? What factors that arise in practice (e.g., hardware, request rates, etc.) might effectively impose some limitation on how far apart those can get?</text:p>
      <text:p text:style-name="P14">Inconsistent <text:span text:style-name="T9">data is uncommitted data and will not be stored in the persistent store. One thing that is fairly clear is that, this is definitely limited by the memory capacity and request rates. You cannot have infinite inconsistent data as there is an upper limit to the nodes primary memory. This is determined by the request rate that is permitted for each raft node. If a client consistently generates ClientRequest, it is likely that there could be a bottleneck. On the other hand having a faster internal request rate in Raft would reduce such restrictions. If each node is able to process AppendEntries quickly and respond quickly, it can ideally reduce the gap between consistent and inconsistent reads. </text:span></text:p>
      <text:p text:style-name="P15">Yet another factor that comes to my mind is geographic locations of Nodes. While implementing Raft algorithm, I never faced an issue of latency. This was because, all the raft nodes ran in my own machine and didn’t really have any <text:span text:style-name="T10">time delays between sending messages</text:span>. However, when considering a real world raft system, these issues might be very prominent. Having latency would mean that there could be throughput limit of the system beyond which new requests cannot be processed which might lead to a theoretical limit for the difference between consistent and inconsistent reads. </text:p>
      <text:p text:style-name="P15">For my system, I did not see a theoretical limit. However, I have not sufficiently stressed the system, or limited the hardware and networking capabilities enough to observe these issues. With the points mentioned <text:span text:style-name="T10">above, </text:span>it’s <text:span text:style-name="T10">likely that </text:span>my implementation of Raft will hit <text:span text:style-name="T10">a limit for</text:span> the difference in consistent and inconsistent re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4:04:04.786347279</meta:creation-date>
    <dc:date>2021-05-27T16:59:55.474340579</dc:date>
    <meta:editing-duration>PT7H5M26S</meta:editing-duration>
    <meta:editing-cycles>14</meta:editing-cycles>
    <meta:generator>LibreOffice/6.0.7.3$Linux_X86_64 LibreOffice_project/00m0$Build-3</meta:generator>
    <meta:document-statistic meta:table-count="0" meta:image-count="0" meta:object-count="0" meta:page-count="3" meta:paragraph-count="54" meta:word-count="1445" meta:character-count="9833" meta:non-whitespace-character-count="8427"/>
  </office:meta>
</office:document-meta>
</file>